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</style:style>
    <style:style style:name="P3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ractéristiques communes à tous les mutants</text:p>
      <text:p text:style-name="P1"/>
      <text:p text:style-name="P2">- les système digestif mute pour nourrir le parasite et maintenir le nouveau corps en vie, devenant exclusivement carnivore.</text:p>
      <text:p text:style-name="P2">- Une fois qu'un parasites s'est installé dans un corps, il lui est impossible de passer à un aut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1-21T14:03:48.25</dc:date>
    <meta:editing-duration>PT14M21S</meta:editing-duration>
    <meta:editing-cycles>16</meta:editing-cycles>
    <meta:generator>OpenOffice/4.1.5$Win32 OpenOffice.org_project/415m1$Build-9789</meta:generator>
    <dc:creator>Thibault Martin-Teyssier</dc:creator>
    <meta:document-statistic meta:table-count="0" meta:image-count="0" meta:object-count="0" meta:page-count="1" meta:paragraph-count="3" meta:word-count="44" meta:character-count="268"/>
  </office:meta>
</office:document-meta>
</file>